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382in"/>
    </style:style>
    <style:style style:name="co3" style:family="table-column">
      <style:table-column-properties fo:break-before="auto" style:column-width="12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"Icon made by Good Ware from www.flaticon.com"</text:p>
          </table:table-cell>
          <table:table-cell office:value-type="string" calcext:value-type="string">
            <text:p>&lt;div&gt;Icons made by &lt;a href="https://www.flaticon.com/authors/good-ware" title="Good Ware"&gt;Good Ware&lt;/a&gt; from &lt;a href="https://www.flaticon.com/" title="Flaticon"&gt;<text:a xlink:href="http://www.flaticon.com/" xlink:type="simple">www.flaticon.com</text:a>&lt;/a&gt;&lt;/div&gt;</text:p>
          </table:table-cell>
        </table:table-row>
        <table:table-row table:style-name="ro1">
          <table:table-cell office:value-type="string" calcext:value-type="string">
            <text:p>Plants</text:p>
          </table:table-cell>
          <table:table-cell office:value-type="string" calcext:value-type="string">
            <text:p>"Icon made by Vectors Market from www.flaticon.com"</text:p>
          </table:table-cell>
          <table:table-cell office:value-type="string" calcext:value-type="string">
            <text:p>&lt;div&gt;Icons made by &lt;a href="https://www.flaticon.com/authors/vectors-market" title="Vectors Market"&gt;Vectors Market&lt;/a&gt; from &lt;a href="https://www.flaticon.com/" title="Flaticon"&gt;<text:a xlink:href="http://www.flaticon.com/" xlink:type="simple">www.flaticon.com</text:a>&lt;/a&gt;&lt;/div&gt;</text:p>
          </table:table-cell>
        </table:table-row>
        <table:table-row table:style-name="ro1">
          <table:table-cell office:value-type="string" calcext:value-type="string">
            <text:p>Shade</text:p>
          </table:table-cell>
          <table:table-cell office:value-type="string" calcext:value-type="string">
            <text:p>"Icon made by Freepic from www.flaticon.com"</text:p>
          </table:table-cell>
          <table:table-cell office:value-type="string" calcext:value-type="string">
            <text:p>&lt;div&gt;Icons made by &lt;a href="https://www.freepik.com" title="Freepik"&gt;Freepik&lt;/a&gt; from &lt;a href="https://www.flaticon.com/" title="Flaticon"&gt;<text:a xlink:href="http://www.flaticon.com/" xlink:type="simple">www.flaticon.com</text:a>&lt;/a&gt;&lt;/div&gt;</text:p>
          </table:table-cell>
        </table:table-row>
        <table:table-row table:style-name="ro1">
          <table:table-cell office:value-type="string" calcext:value-type="string">
            <text:p>Seating</text:p>
          </table:table-cell>
          <table:table-cell office:value-type="string" calcext:value-type="string">
            <text:p>"Icon made by Freepic from www.flaticon.com"</text:p>
          </table:table-cell>
          <table:table-cell office:value-type="string" calcext:value-type="string">
            <text:p>&lt;div&gt;Icons made by &lt;a href="https://www.freepik.com" title="Freepik"&gt;Freepik&lt;/a&gt; from &lt;a href="https://www.flaticon.com/" title="Flaticon"&gt;<text:a xlink:href="http://www.flaticon.com/" xlink:type="simple">www.flaticon.com</text:a>&lt;/a&gt;&lt;/div&gt;</text:p>
          </table:table-cell>
        </table:table-row>
        <table:table-row table:style-name="ro1">
          <table:table-cell office:value-type="string" calcext:value-type="string">
            <text:p>Gardening</text:p>
          </table:table-cell>
          <table:table-cell office:value-type="string" calcext:value-type="string">
            <text:p>"Icon made by untimatearm from www.flaticon.com"</text:p>
          </table:table-cell>
          <table:table-cell office:value-type="string" calcext:value-type="string">
            <text:p>&lt;div&gt;Icons made by &lt;a href="https://www.flaticon.com/authors/ultimatearm" title="ultimatearm"&gt;ultimatearm&lt;/a&gt; from &lt;a href="https://www.flaticon.com/" title="Flaticon"&gt;<text:a xlink:href="http://www.flaticon.com/" xlink:type="simple">www.flaticon.com</text:a>&lt;/a&gt;&lt;/div&gt;</text:p>
          </table:table-cell>
        </table:table-row>
        <table:table-row table:style-name="ro1">
          <table:table-cell office:value-type="string" calcext:value-type="string">
            <text:p>Social</text:p>
          </table:table-cell>
          <table:table-cell office:value-type="string" calcext:value-type="string">
            <text:p>"Icon made by Freepic from www.flaticon.com"</text:p>
          </table:table-cell>
          <table:table-cell office:value-type="string" calcext:value-type="string">
            <text:p>&lt;div&gt;Icons made by &lt;a href="https://www.freepik.com" title="Freepik"&gt;Freepik&lt;/a&gt; from &lt;a href="https://www.flaticon.com/" title="Flaticon"&gt;<text:a xlink:href="http://www.flaticon.com/" xlink:type="simple">www.flaticon.com</text:a>&lt;/a&gt;&lt;/div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1T13:56:01.547000000</meta:creation-date>
    <dc:date>2021-08-31T14:20:05.589000000</dc:date>
    <meta:editing-duration>PT3M43S</meta:editing-duration>
    <meta:editing-cycles>1</meta:editing-cycles>
    <meta:document-statistic meta:table-count="1" meta:cell-count="18" meta:object-count="0"/>
    <meta:generator>LibreOffice/7.0.3.1$Windows_X86_64 LibreOffice_project/d7547858d014d4cf69878db179d326fc3483e082</meta:generator>
  </office:meta>
</office:document-meta>
</file>